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P67" style:parent-style-name="TableContents" style:list-style-name="LFO8" style:family="paragraph"/>
    <style:style style:name="P68" style:parent-style-name="TableContents" style:list-style-name="LFO8" style:family="paragraph"/>
    <style:style style:name="P69" style:parent-style-name="TableContents" style:list-style-name="LFO8" style:family="paragraph"/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list-style-name="LFO9" style:family="paragraph"/>
    <style:style style:name="P75" style:parent-style-name="TableContents" style:list-style-name="LFO9" style:family="paragraph"/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list-style-name="LFO10" style:family="paragraph"/>
    <style:style style:name="P81" style:parent-style-name="TableContents" style:list-style-name="LFO10" style:family="paragraph"/>
    <style:style style:name="P82" style:parent-style-name="TableContents" style:list-style-name="LFO10" style:family="paragraph"/>
    <style:style style:name="P83" style:parent-style-name="TableContents" style:list-style-name="LFO10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list-style-name="LFO11" style:family="paragraph"/>
    <style:style style:name="P91" style:parent-style-name="TableContents" style:list-style-name="LFO11" style:family="paragraph"/>
    <style:style style:name="P92" style:parent-style-name="TableContents" style:list-style-name="LFO11" style:family="paragraph"/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 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  <text:list-item>
                <text:p text:style-name="P67">Fine stesura SP – analisi requisiti</text:p>
              </text:list-item>
              <text:list-item>
                <text:p text:style-name="P68">Consegna IW – analisi requisiti a Sara</text:p>
              </text:list-item>
              <text:list-item>
                <text:p text:style-name="P69">Giocato con tutorial Xamarin</text:p>
              </text:list-item>
            </text:list>
          </table:table-cell>
        </table:table-row>
        <table:table-row table:style-name="TableRow70">
          <table:table-cell table:style-name="TableCell71">
            <text:p text:style-name="TableContents">9</text:p>
          </table:table-cell>
          <table:table-cell table:style-name="TableCell72">
            <text:p text:style-name="TableContents">22/06/18</text:p>
          </table:table-cell>
          <table:table-cell table:style-name="TableCell73">
            <text:list text:style-name="LFO9" text:continue-numbering="true">
              <text:list-item>
                <text:p text:style-name="P74">Continuato tutorial Xamarin</text:p>
              </text:list-item>
              <text:list-item>
                <text:p text:style-name="P75">Creato diagramma modello IW</text:p>
              </text:list-item>
            </text:list>
          </table:table-cell>
        </table:table-row>
        <table:table-row table:style-name="TableRow76">
          <table:table-cell table:style-name="TableCell77">
            <text:p text:style-name="TableContents">10</text:p>
          </table:table-cell>
          <table:table-cell table:style-name="TableCell78">
            <text:p text:style-name="TableContents">25/06/18</text:p>
          </table:table-cell>
          <table:table-cell table:style-name="TableCell79">
            <text:list text:style-name="LFO10" text:continue-numbering="true">
              <text:list-item>
                <text:p text:style-name="P80">Creato IW – architettura di massima</text:p>
              </text:list-item>
              <text:list-item>
                <text:p text:style-name="P81">Finito IW – architettura di massima</text:p>
              </text:list-item>
              <text:list-item>
                <text:p text:style-name="P82">Inviato a Sara IW – architettura di<text:s/>massima</text:p>
              </text:list-item>
              <text:list-item>
                <text:p text:style-name="P83">Iniziato https://docs.microsoft.com/en-us/dotnet/framework/wcf/how-to-define-a-wcf-service-contract</text:p>
              </text:list-item>
            </text:list>
          </table:table-cell>
        </table:table-row>
        <table:table-row table:style-name="TableRow84">
          <table:table-cell table:style-name="TableCell85" table:number-columns-spanned="3">
            <text:p text:style-name="TableContents">Settimana 3 (architettura di massima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TableContents">11</text:p>
          </table:table-cell>
          <table:table-cell table:style-name="TableCell88">
            <text:p text:style-name="TableContents">26/06/18</text:p>
          </table:table-cell>
          <table:table-cell table:style-name="TableCell89">
            <text:list text:style-name="LFO11" text:continue-numbering="true">
              <text:list-item>
                <text:p text:style-name="P90">Creato diagramma classi SP</text:p>
              </text:list-item>
              <text:list-item>
                <text:p text:style-name="P91">Inviato a Sara diagrammaQueue.png, SPdiagram.png,<text:s/>accesso.png</text:p>
              </text:list-item>
              <text:list-item>
                <text:p text:style-name="P92">Inizio Stesura SP – architettura di massima</text:p>
              </text:list-item>
            </text:list>
          </table:table-cell>
        </table:table-row>
        <table:table-row table:style-name="TableRow93">
          <table:table-cell table:style-name="TableCell94">
            <text:p text:style-name="TableContents">12</text:p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</table:table-row>
        <table:table-row table:style-name="TableRow97">
          <table:table-cell table:style-name="TableCell98">
            <text:p text:style-name="TableContents">13</text:p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</table:table-row>
        <table:table-row table:style-name="TableRow101">
          <table:table-cell table:style-name="TableCell102">
            <text:p text:style-name="TableContents">14</text:p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imone Ballarin</dc:creator>
    <meta:creation-date>2018-06-12T09:42:00Z</meta:creation-date>
    <dc:date>2018-06-26T09:20:00Z</dc:date>
    <meta:template xlink:href="Normal" xlink:type="simple"/>
    <meta:editing-cycles>36</meta:editing-cycles>
    <meta:editing-duration>PT10860S</meta:editing-duration>
    <meta:document-statistic meta:page-count="2" meta:paragraph-count="3" meta:word-count="262" meta:character-count="1758" meta:row-count="12" meta:non-whitespace-character-count="1499"/>
  </office:meta>
</office:document-meta>
</file>